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90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16" calcext:value-type="float">
            <text:p>16</text:p>
          </table:table-cell>
          <table:table-cell table:formula="of:=ROUNDUP([.A1]/[.$B$7])" office:value-type="float" office:value="16" calcext:value-type="float">
            <text:p>16</text:p>
          </table:table-cell>
          <table:table-cell table:formula="of:=ROUNDDOWN([.A1]/[.$C$7]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UP([.A2]/[.$B$7])" office:value-type="float" office:value="15" calcext:value-type="float">
            <text:p>15</text:p>
          </table:table-cell>
          <table:table-cell table:formula="of:=ROUNDDOWN([.A2]/[.$C$7]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UP([.A3]/[.$B$7])" office:value-type="float" office:value="14" calcext:value-type="float">
            <text:p>14</text:p>
          </table:table-cell>
          <table:table-cell table:formula="of:=ROUNDDOWN([.A3]/[.$C$7]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UP([.A4]/[.$B$7])" office:value-type="float" office:value="0" calcext:value-type="float">
            <text:p>0</text:p>
          </table:table-cell>
          <table:table-cell table:formula="of:=ROUNDDOWN([.A4]/[.$C$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UP([.A5]/[.$B$7])" office:value-type="float" office:value="0" calcext:value-type="float">
            <text:p>0</text:p>
          </table:table-cell>
          <table:table-cell table:formula="of:=ROUNDDOWN([.A5]/[.$C$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SUM([.B1:.B5])" office:value-type="float" office:value="45" calcext:value-type="float">
            <text:p>45</text:p>
          </table:table-cell>
          <table:table-cell table:formula="of:=SUM([.C1:.C5]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COUNTIF([.B12:.B29];&quot;&gt;=&quot;&amp;[.F12])" office:value-type="float" office:value="15" calcext:value-type="float">
            <text:p>15</text:p>
          </table:table-cell>
          <table:table-cell table:formula="of:=COUNTIF([.C12:.C29];&quot;&gt;=&quot;&amp;[.F12])" office:value-type="float" office:value="15" calcext:value-type="float">
            <text:p>15</text:p>
          </table:table-cell>
          <table:table-cell table:formula="of:=COUNTIF([.D12:.D29];&quot;&gt;=&quot;&amp;[.F12])" office:value-type="float" office:value="15" calcext:value-type="float">
            <text:p>15</text:p>
          </table:table-cell>
          <table:table-cell/>
          <table:table-cell table:formula="of:=SUM([.B10:.D10])" office:value-type="float" office:value="45" calcext:value-type="float">
            <text:p>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formula="of:=[.B$13]/[.A12]" office:value-type="float" office:value="160000.01" calcext:value-type="float">
            <text:p>160000.01</text:p>
          </table:table-cell>
          <table:table-cell table:formula="of:=[.C$13]/[.A12]" office:value-type="float" office:value="150000" calcext:value-type="float">
            <text:p>150000</text:p>
          </table:table-cell>
          <table:table-cell table:formula="of:=[.D$13]/[.A12]" office:value-type="float" office:value="139999.99" calcext:value-type="float">
            <text:p>139999.99</text:p>
          </table:table-cell>
          <table:table-cell/>
          <table:table-cell table:formula="of:=LARGE([.B12:.D29];45)" office:value-type="float" office:value="1.16666658333333" calcext:value-type="float">
            <text:p>1.16666658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000001" calcext:value-type="float">
            <text:p>16.000001</text:p>
          </table:table-cell>
          <table:table-cell office:value-type="float" office:value="15" calcext:value-type="float">
            <text:p>15</text:p>
          </table:table-cell>
          <table:table-cell table:formula="of:=30-[.B13]" office:value-type="float" office:value="13.999999" calcext:value-type="float">
            <text:p>13.99999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13]/[.A14]" office:value-type="float" office:value="8.0000005" calcext:value-type="float">
            <text:p>8.0000005</text:p>
          </table:table-cell>
          <table:table-cell table:formula="of:=[.C$13]/[.A14]" office:value-type="float" office:value="7.5" calcext:value-type="float">
            <text:p>7.5</text:p>
          </table:table-cell>
          <table:table-cell table:formula="of:=[.D$13]/[.A14]" office:value-type="float" office:value="6.9999995" calcext:value-type="float">
            <text:p>6.999999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13]/[.A15]" office:value-type="float" office:value="5.33333366666667" calcext:value-type="float">
            <text:p>5.3333336667</text:p>
          </table:table-cell>
          <table:table-cell table:formula="of:=[.C$13]/[.A15]" office:value-type="float" office:value="5" calcext:value-type="float">
            <text:p>5</text:p>
          </table:table-cell>
          <table:table-cell table:formula="of:=[.D$13]/[.A15]" office:value-type="float" office:value="4.66666633333333" calcext:value-type="float">
            <text:p>4.66666633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13]/[.A16]" office:value-type="float" office:value="4.00000025" calcext:value-type="float">
            <text:p>4.00000025</text:p>
          </table:table-cell>
          <table:table-cell table:formula="of:=[.C$13]/[.A16]" office:value-type="float" office:value="3.75" calcext:value-type="float">
            <text:p>3.75</text:p>
          </table:table-cell>
          <table:table-cell table:formula="of:=[.D$13]/[.A16]" office:value-type="float" office:value="3.49999975" calcext:value-type="float">
            <text:p>3.4999997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13]/[.A17]" office:value-type="float" office:value="3.2000002" calcext:value-type="float">
            <text:p>3.2000002</text:p>
          </table:table-cell>
          <table:table-cell table:formula="of:=[.C$13]/[.A17]" office:value-type="float" office:value="3" calcext:value-type="float">
            <text:p>3</text:p>
          </table:table-cell>
          <table:table-cell table:formula="of:=[.D$13]/[.A17]" office:value-type="float" office:value="2.7999998" calcext:value-type="float">
            <text:p>2.799999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$13]/[.A18]" office:value-type="float" office:value="2.66666683333333" calcext:value-type="float">
            <text:p>2.6666668333</text:p>
          </table:table-cell>
          <table:table-cell table:formula="of:=[.C$13]/[.A18]" office:value-type="float" office:value="2.5" calcext:value-type="float">
            <text:p>2.5</text:p>
          </table:table-cell>
          <table:table-cell table:formula="of:=[.D$13]/[.A18]" office:value-type="float" office:value="2.33333316666667" calcext:value-type="float">
            <text:p>2.333333166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$13]/[.A20]" office:value-type="float" office:value="2.000000125" calcext:value-type="float">
            <text:p>2.000000125</text:p>
          </table:table-cell>
          <table:table-cell table:formula="of:=[.C$13]/[.A20]" office:value-type="float" office:value="1.875" calcext:value-type="float">
            <text:p>1.875</text:p>
          </table:table-cell>
          <table:table-cell table:formula="of:=[.D$13]/[.A20]" office:value-type="float" office:value="1.749999875" calcext:value-type="float">
            <text:p>1.74999987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$13]/[.A21]" office:value-type="float" office:value="1.77777788888889" calcext:value-type="float">
            <text:p>1.7777778889</text:p>
          </table:table-cell>
          <table:table-cell table:formula="of:=[.C$13]/[.A21]" office:value-type="float" office:value="1.66666666666667" calcext:value-type="float">
            <text:p>1.6666666667</text:p>
          </table:table-cell>
          <table:table-cell table:formula="of:=[.D$13]/[.A21]" office:value-type="float" office:value="1.55555544444444" calcext:value-type="float">
            <text:p>1.555555444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13]/[.A22]" office:value-type="float" office:value="1.6000001" calcext:value-type="float">
            <text:p>1.6000001</text:p>
          </table:table-cell>
          <table:table-cell table:formula="of:=[.C$13]/[.A22]" office:value-type="float" office:value="1.5" calcext:value-type="float">
            <text:p>1.5</text:p>
          </table:table-cell>
          <table:table-cell table:formula="of:=[.D$13]/[.A22]" office:value-type="float" office:value="1.3999999" calcext:value-type="float">
            <text:p>1.399999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$13]/[.A23]" office:value-type="float" office:value="1.45454554545455" calcext:value-type="float">
            <text:p>1.4545455455</text:p>
          </table:table-cell>
          <table:table-cell table:formula="of:=[.C$13]/[.A23]" office:value-type="float" office:value="1.36363636363636" calcext:value-type="float">
            <text:p>1.3636363636</text:p>
          </table:table-cell>
          <table:table-cell table:formula="of:=[.D$13]/[.A23]" office:value-type="float" office:value="1.27272718181818" calcext:value-type="float">
            <text:p>1.272727181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$13]/[.A24]" office:value-type="float" office:value="1.33333341666667" calcext:value-type="float">
            <text:p>1.3333334167</text:p>
          </table:table-cell>
          <table:table-cell table:formula="of:=[.C$13]/[.A24]" office:value-type="float" office:value="1.25" calcext:value-type="float">
            <text:p>1.25</text:p>
          </table:table-cell>
          <table:table-cell table:formula="of:=[.D$13]/[.A24]" office:value-type="float" office:value="1.16666658333333" calcext:value-type="float">
            <text:p>1.166666583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$13]/[.A26]" office:value-type="float" office:value="1.14285721428571" calcext:value-type="float">
            <text:p>1.1428572143</text:p>
          </table:table-cell>
          <table:table-cell table:formula="of:=[.C$13]/[.A26]" office:value-type="float" office:value="1.07142857142857" calcext:value-type="float">
            <text:p>1.0714285714</text:p>
          </table:table-cell>
          <table:table-cell table:formula="of:=[.D$13]/[.A26]" office:value-type="float" office:value="0.999999928571429" calcext:value-type="float">
            <text:p>0.999999928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$13]/[.A28]" office:value-type="float" office:value="1.0000000625" calcext:value-type="float">
            <text:p>1.0000000625</text:p>
          </table:table-cell>
          <table:table-cell table:formula="of:=[.C$13]/[.A28]" office:value-type="float" office:value="0.9375" calcext:value-type="float">
            <text:p>0.9375</text:p>
          </table:table-cell>
          <table:table-cell table:formula="of:=[.D$13]/[.A28]" office:value-type="float" office:value="0.8749999375" calcext:value-type="float">
            <text:p>0.874999937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$13]/[.A29]" office:value-type="float" office:value="0.941176529411765" calcext:value-type="float">
            <text:p>0.9411765294</text:p>
          </table:table-cell>
          <table:table-cell table:formula="of:=[.C$13]/[.A29]" office:value-type="float" office:value="0.882352941176471" calcext:value-type="float">
            <text:p>0.8823529412</text:p>
          </table:table-cell>
          <table:table-cell table:formula="of:=[.D$13]/[.A29]" office:value-type="float" office:value="0.823529352941176" calcext:value-type="float">
            <text:p>0.8235293529</text:p>
          </table:table-cell>
          <table:table-cell table:number-columns-repeated="2"/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Kraj</text:p>
          </table:table-cell>
          <table:table-cell office:value-type="string" calcext:value-type="string">
            <text:p>Mandaty dle ssoucasneho systemu</text:p>
          </table:table-cell>
          <table:table-cell office:value-type="string" calcext:value-type="string">
            <text:p>Mnandaty dle navrhovaneho systemu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ČSSD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KSČM</text:p>
          </table:table-cell>
          <table:table-cell office:value-type="string" calcext:value-type="string">
            <text:p>KDU-ČS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lavní</text:p>
            <text:p>město</text:p>
            <text:p>Praha</text:p>
          </table:table-cell>
          <table:table-cell office:value-type="float" office:value="25" calcext:value-type="float">
            <text:p>25</text:p>
          </table:table-cell>
          <table:table-cell table:formula="of:=SUM([.D2:.H2]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ředo-</text:p>
            <text:p>český</text:p>
            <text:p>kraj</text:p>
          </table:table-cell>
          <table:table-cell office:value-type="float" office:value="23" calcext:value-type="float">
            <text:p>23</text:p>
          </table:table-cell>
          <table:table-cell table:formula="of:=SUM([.D3:.H3])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iho-</text:p>
            <text:p>český</text:p>
            <text:p>kraj</text:p>
          </table:table-cell>
          <table:table-cell office:value-type="float" office:value="13" calcext:value-type="float">
            <text:p>13</text:p>
          </table:table-cell>
          <table:table-cell table:formula="of:=SUM([.D4:.H4])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lzeň-</text:p>
            <text:p>ský</text:p>
            <text:p>kraj</text:p>
          </table:table-cell>
          <table:table-cell office:value-type="float" office:value="11" calcext:value-type="float">
            <text:p>11</text:p>
          </table:table-cell>
          <table:table-cell table:formula="of:=SUM([.D5:.H5])"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arlo-</text:p>
            <text:p>varský</text:p>
            <text:p>kraj</text:p>
          </table:table-cell>
          <table:table-cell office:value-type="float" office:value="5" calcext:value-type="float">
            <text:p>5</text:p>
          </table:table-cell>
          <table:table-cell table:formula="of:=SUM([.D6:.H6])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Ústecký</text:p>
            <text:p>kraj</text:p>
          </table:table-cell>
          <table:table-cell office:value-type="float" office:value="14" calcext:value-type="float">
            <text:p>14</text:p>
          </table:table-cell>
          <table:table-cell table:formula="of:=SUM([.D7:.H7])"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ibe-</text:p>
            <text:p>recký</text:p>
            <text:p>kraj</text:p>
          </table:table-cell>
          <table:table-cell office:value-type="float" office:value="8" calcext:value-type="float">
            <text:p>8</text:p>
          </table:table-cell>
          <table:table-cell table:formula="of:=SUM([.D8:.H8]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rálové-</text:p>
            <text:p>hradecký</text:p>
            <text:p>kraj</text:p>
          </table:table-cell>
          <table:table-cell office:value-type="float" office:value="11" calcext:value-type="float">
            <text:p>11</text:p>
          </table:table-cell>
          <table:table-cell table:formula="of:=SUM([.D9:.H9])"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du-</text:p>
            <text:p>bický</text:p>
            <text:p>kraj</text:p>
          </table:table-cell>
          <table:table-cell office:value-type="float" office:value="10" calcext:value-type="float">
            <text:p>10</text:p>
          </table:table-cell>
          <table:table-cell table:formula="of:=SUM([.D10:.H10])"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yso-</text:p>
            <text:p>čina</text:p>
          </table:table-cell>
          <table:table-cell office:value-type="float" office:value="10" calcext:value-type="float">
            <text:p>10</text:p>
          </table:table-cell>
          <table:table-cell table:formula="of:=SUM([.D11:.H11]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ihomo-</text:p>
            <text:p>ravský</text:p>
            <text:p>kraj</text:p>
          </table:table-cell>
          <table:table-cell office:value-type="float" office:value="23" calcext:value-type="float">
            <text:p>23</text:p>
          </table:table-cell>
          <table:table-cell table:formula="of:=SUM([.D12:.H12])" office:value-type="float" office:value="23" calcext:value-type="float">
            <text:p>2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lo-</text:p>
            <text:p>moucký</text:p>
            <text:p>kraj</text:p>
          </table:table-cell>
          <table:table-cell office:value-type="float" office:value="12" calcext:value-type="float">
            <text:p>12</text:p>
          </table:table-cell>
          <table:table-cell table:formula="of:=SUM([.D13:.H13]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Zlínský</text:p>
            <text:p>kraj</text:p>
          </table:table-cell>
          <table:table-cell office:value-type="float" office:value="12" calcext:value-type="float">
            <text:p>12</text:p>
          </table:table-cell>
          <table:table-cell table:formula="of:=SUM([.D14:.H14])"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ravsko-</text:p>
            <text:p>slezský</text:p>
            <text:p>kraj</text:p>
          </table:table-cell>
          <table:table-cell office:value-type="float" office:value="23" calcext:value-type="float">
            <text:p>23</text:p>
          </table:table-cell>
          <table:table-cell table:formula="of:=SUM([.D15:.H15])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lkem </text:p>
          </table:table-cell>
          <table:table-cell table:formula="of:=SUM([.B2:.B15])" office:value-type="float" office:value="200" calcext:value-type="float">
            <text:p>200</text:p>
          </table:table-cell>
          <table:table-cell table:formula="of:=SUM([.C2:.C15])" office:value-type="float" office:value="200" calcext:value-type="float">
            <text:p>200</text:p>
          </table:table-cell>
          <table:table-cell table:formula="of:=SUM([.D2:.D15])" office:value-type="float" office:value="76" calcext:value-type="float">
            <text:p>76</text:p>
          </table:table-cell>
          <table:table-cell table:formula="of:=SUM([.E2:.E15])" office:value-type="float" office:value="69" calcext:value-type="float">
            <text:p>69</text:p>
          </table:table-cell>
          <table:table-cell table:formula="of:=SUM([.F2:.F15])" office:value-type="float" office:value="13" calcext:value-type="float">
            <text:p>13</text:p>
          </table:table-cell>
          <table:table-cell table:formula="of:=SUM([.G2:.G15])" office:value-type="float" office:value="27" calcext:value-type="float">
            <text:p>27</text:p>
          </table:table-cell>
          <table:table-cell table:formula="of:=SUM([.H2:.H15])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style-name="ce1" table:number-columns-repeated="14"/>
        </table:table-row>
      </table:table>
      <table:table table:name="Sheet3" table:style-name="ta1"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100000*[.A1]" office:value-type="float" office:value="4900000" calcext:value-type="float">
            <text:p>4900000</text:p>
          </table:table-cell>
          <table:table-cell table:formula="of:=ROUNDDOWN([.C1]/[.$D$8])" office:value-type="float" office:value="98" calcext:value-type="float">
            <text:p>98</text:p>
          </table:table-cell>
          <table:table-cell table:formula="of:=[.C1]/[.$D$8]-[.D1]" office:value-type="float" office:value="0.490482603364754" calcext:value-type="float">
            <text:p>0.4904826034</text:p>
          </table:table-cell>
          <table:table-cell/>
        </table:table-row>
        <table:table-row table:style-name="ro1">
          <table:table-cell table:formula="of:=100-[.A3]-[.A1]" office:value-type="float" office:value="45" calcext:value-type="float">
            <text:p>45</text:p>
          </table:table-cell>
          <table:table-cell/>
          <table:table-cell table:formula="of:=100000*[.A2]" office:value-type="float" office:value="4500000" calcext:value-type="float">
            <text:p>4500000</text:p>
          </table:table-cell>
          <table:table-cell table:formula="of:=ROUNDDOWN([.C2]/[.$D$8])" office:value-type="float" office:value="90" calcext:value-type="float">
            <text:p>90</text:p>
          </table:table-cell>
          <table:table-cell table:formula="of:=[.C2]/[.$D$8]-[.D2]" office:value-type="float" office:value="0.450443207171716" calcext:value-type="float">
            <text:p>0.450443207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100000*[.A3]" office:value-type="float" office:value="600000" calcext:value-type="float">
            <text:p>600000</text:p>
          </table:table-cell>
          <table:table-cell table:formula="of:=ROUNDDOWN([.C3]/[.$D$8])" office:value-type="float" office:value="12" calcext:value-type="float">
            <text:p>12</text:p>
          </table:table-cell>
          <table:table-cell table:formula="of:=[.C3]/[.$D$8]-[.D3]" office:value-type="float" office:value="0.0600590942895618" calcext:value-type="float">
            <text:p>0.060059094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formula="of:=5000000/100" office:value-type="float" office:value="50000" calcext:value-type="float">
            <text:p>50000</text:p>
          </table:table-cell>
          <table:table-cell table:number-columns-repeated="3"/>
          <table:table-cell table:formula="of:=LARGE([.E1:.E3];2)" office:value-type="float" office:value="0.450443207171716" calcext:value-type="float">
            <text:p>0.4504432072</text:p>
          </table:table-cell>
          <table:table-cell/>
        </table:table-row>
        <table:table-row table:style-name="ro1">
          <table:table-cell table:number-columns-repeated="3"/>
          <table:table-cell table:formula="of:=SUM([.D1:.D3])" office:value-type="float" office:value="200" calcext:value-type="float">
            <text:p>200</text:p>
          </table:table-cell>
          <table:table-cell/>
          <table:table-cell table:formula="of:=SUM([.F1:.F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formula="of:=10000000/201" office:value-type="float" office:value="49751.2437810945" calcext:value-type="float">
            <text:p>49751.2437810945</text:p>
          </table:table-cell>
          <table:table-cell table:formula="of:=ROUND([.C8];0)" office:value-type="float" office:value="49751" calcext:value-type="float">
            <text:p>49751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2" office:value-type="string" calcext:value-type="string">
            <text:p>Hl. m. Praha</text:p>
          </table:table-cell>
          <table:table-cell table:style-name="ce2" office:value-type="float" office:value="24" calcext:value-type="float">
            <text:p>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tředočeský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Jihočeský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lzeňský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Karlovarský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Ústecký</text:p>
          </table:table-cell>
          <table:table-cell table:style-name="ce2" office:value-type="float" office:value="14" calcext:value-type="float">
            <text:p>14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Liberecký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Královéhradecký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ardubický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Vysočina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Jihomoravský</text:p>
          </table:table-cell>
          <table:table-cell table:style-name="ce2" office:value-type="float" office:value="23" calcext:value-type="float">
            <text:p>23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Olomoucký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Zlínský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oravskoslezský</text:p>
          </table:table-cell>
          <table:table-cell table:style-name="ce2" office:value-type="float" office:value="22" calcext:value-type="float">
            <text:p>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formula="of:=SUM([.D12:.D25])" office:value-type="float" office:value="102" calcext:value-type="float">
            <text:p>102</text:p>
          </table:table-cell>
          <table:table-cell table:formula="of:=SUM([.E12:.E25])" office:value-type="float" office:value="94" calcext:value-type="float">
            <text:p>94</text:p>
          </table:table-cell>
          <table:table-cell table:formula="of:=SUM([.F12:.F25])" office:value-type="float" office:value="3" calcext:value-type="float">
            <text:p>3</text:p>
          </table:table-cell>
        </table:table-row>
      </table:table>
      <table:table table:name="Sheet4" table:style-name="ta1">
        <table:table-column table:style-name="co1" table:number-columns-repeated="13" table:default-cell-style-name="Default"/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2"/>
          <table:table-cell table:formula="of:=SUM([.C7:.E7])" office:value-type="float" office:value="100" calcext:value-type="float">
            <text:p>100</text:p>
          </table:table-cell>
          <table:table-cell table:number-columns-repeated="4"/>
          <table:table-cell table:formula="of:=SUM([.H7:.M7])"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table:formula="of:=75-[.C7]" office:value-type="float" office:value="24" calcext:value-type="float">
            <text:p>24</text:p>
          </table:table-cell>
          <table:table-cell table:number-columns-repeated="2"/>
          <table:table-cell table:style-name="ce2" office:value-type="float" office:value="47000" calcext:value-type="float">
            <text:p>47000</text:p>
          </table:table-cell>
          <table:table-cell table:style-name="ce2" office:value-type="float" office:value="16000" calcext:value-type="float">
            <text:p>16000</text:p>
          </table:table-cell>
          <table:table-cell table:style-name="ce2" office:value-type="float" office:value="15900" calcext:value-type="float">
            <text:p>15900</text:p>
          </table:table-cell>
          <table:table-cell table:style-name="ce2" office:value-type="float" office:value="12000" calcext:value-type="float">
            <text:p>12000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3100" calcext:value-type="float">
            <text:p>310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C7]/[.$C6]*[.$B8]" office:value-type="float" office:value="5.61" calcext:value-type="float">
            <text:p>5.61</text:p>
          </table:table-cell>
          <table:table-cell table:formula="of:=[.D7]/[.$C6]*[.$B8]" office:value-type="float" office:value="2.75" calcext:value-type="float">
            <text:p>2.75</text:p>
          </table:table-cell>
          <table:table-cell table:formula="of:=[.E7]/[.$C6]*[.$B8]" office:value-type="float" office:value="2.64" calcext:value-type="float">
            <text:p>2.6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G$8]*[.H7]/[.$H$6]" office:value-type="float" office:value="4.7" calcext:value-type="float">
            <text:p>4.7</text:p>
          </table:table-cell>
          <table:table-cell table:formula="of:=[.$G$8]*[.I7]/[.$H$6]" office:value-type="float" office:value="1.6" calcext:value-type="float">
            <text:p>1.6</text:p>
          </table:table-cell>
          <table:table-cell table:formula="of:=[.$G$8]*[.J7]/[.$H$6]" office:value-type="float" office:value="1.59" calcext:value-type="float">
            <text:p>1.59</text:p>
          </table:table-cell>
          <table:table-cell table:formula="of:=[.$G$8]*[.K7]/[.$H$6]" office:value-type="float" office:value="1.2" calcext:value-type="float">
            <text:p>1.2</text:p>
          </table:table-cell>
          <table:table-cell table:formula="of:=[.$G$8]*[.L7]/[.$H$6]" office:value-type="float" office:value="0.6" calcext:value-type="float">
            <text:p>0.6</text:p>
          </table:table-cell>
          <table:table-cell table:formula="of:=[.$G$8]*[.M7]/[.$H$6]" office:value-type="float" office:value="0.31" calcext:value-type="float">
            <text:p>0.31</text:p>
          </table:table-cell>
        </table:table-row>
        <table:table-row table:style-name="ro1">
          <table:table-cell table:number-columns-repeated="6"/>
          <table:table-cell table:formula="of:=SUM([.H9:.M9]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H10:.M10]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SQ([.C11:.E11])" office:value-type="float" office:value="0.624199999999999" calcext:value-type="float">
            <text:p>0.6242</text:p>
          </table:table-cell>
          <table:table-cell table:formula="of:=SUM([.C11:.E11])" office:value-type="float" office:value="1.28" calcext:value-type="float">
            <text:p>1.28</text:p>
          </table:table-cell>
          <table:table-cell table:formula="of:=ABS([.C8]-[.C10])" office:value-type="float" office:value="0.39" calcext:value-type="float">
            <text:p>0.39</text:p>
          </table:table-cell>
          <table:table-cell table:formula="of:=ABS([.D8]-[.D10])" office:value-type="float" office:value="0.25" calcext:value-type="float">
            <text:p>0.25</text:p>
          </table:table-cell>
          <table:table-cell table:formula="of:=ABS([.E8]-[.E10])" office:value-type="float" office:value="0.64" calcext:value-type="float">
            <text:p>0.64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SQ([.C15:.E15])" office:value-type="float" office:value="0.564200000000001" calcext:value-type="float">
            <text:p>0.5642</text:p>
          </table:table-cell>
          <table:table-cell table:formula="of:=SUM([.C15:.E15])" office:value-type="float" office:value="1.22" calcext:value-type="float">
            <text:p>1.22</text:p>
          </table:table-cell>
          <table:table-cell table:formula="of:=ABS([.C8]-[.C14])" office:value-type="float" office:value="0.61" calcext:value-type="float">
            <text:p>0.61</text:p>
          </table:table-cell>
          <table:table-cell table:formula="of:=ABS([.D8]-[.D14])" office:value-type="float" office:value="0.25" calcext:value-type="float">
            <text:p>0.25</text:p>
          </table:table-cell>
          <table:table-cell table:formula="of:=ABS([.E8]-[.E14])" office:value-type="float" office:value="0.36" calcext:value-type="float">
            <text:p>0.36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7"/>
          <table:table-cell table:formula="of:=[.H7]" office:value-type="float" office:value="47000" calcext:value-type="float">
            <text:p>47000</text:p>
          </table:table-cell>
          <table:table-cell table:formula="of:=[.I7]" office:value-type="float" office:value="16000" calcext:value-type="float">
            <text:p>16000</text:p>
          </table:table-cell>
          <table:table-cell table:formula="of:=[.J7]" office:value-type="float" office:value="15900" calcext:value-type="float">
            <text:p>15900</text:p>
          </table:table-cell>
          <table:table-cell table:formula="of:=[.K7]" office:value-type="float" office:value="12000" calcext:value-type="float">
            <text:p>12000</text:p>
          </table:table-cell>
          <table:table-cell table:formula="of:=[.L7]" office:value-type="float" office:value="6000" calcext:value-type="float">
            <text:p>6000</text:p>
          </table:table-cell>
          <table:table-cell table:formula="of:=[.M7]" office:value-type="float" office:value="3100" calcext:value-type="float">
            <text:p>3100</text:p>
          </table:table-cell>
        </table:table-row>
        <table:table-row table:style-name="ro1">
          <table:table-cell table:formula="of:=SUM([.C20:.C22])" office:value-type="float" office:value="10500" calcext:value-type="float">
            <text:p>10500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formula="of:=[.H8]" office:value-type="float" office:value="4.7" calcext:value-type="float">
            <text:p>4.7</text:p>
          </table:table-cell>
          <table:table-cell table:formula="of:=[.I8]" office:value-type="float" office:value="1.6" calcext:value-type="float">
            <text:p>1.6</text:p>
          </table:table-cell>
          <table:table-cell table:formula="of:=[.J8]" office:value-type="float" office:value="1.59" calcext:value-type="float">
            <text:p>1.59</text:p>
          </table:table-cell>
          <table:table-cell table:formula="of:=[.K8]" office:value-type="float" office:value="1.2" calcext:value-type="float">
            <text:p>1.2</text:p>
          </table:table-cell>
          <table:table-cell table:formula="of:=[.L8]" office:value-type="float" office:value="0.6" calcext:value-type="float">
            <text:p>0.6</text:p>
          </table:table-cell>
          <table:table-cell table:formula="of:=[.M8]" office:value-type="float" office:value="0.31" calcext:value-type="float">
            <text:p>0.31</text:p>
          </table:table-cell>
        </table:table-row>
        <table:table-row table:style-name="ro1">
          <table:table-cell table:number-columns-repeated="2"/>
          <table:table-cell office:value-type="float" office:value="8955" calcext:value-type="float">
            <text:p>8955</text:p>
          </table:table-cell>
          <table:table-cell table:formula="of:=[.C20]/[.$A$19]*[.$B$19]" office:value-type="float" office:value="89.55" calcext:value-type="float">
            <text:p>89.55</text:p>
          </table:table-cell>
          <table:table-cell table:number-columns-repeated="3"/>
          <table:table-cell table:formula="of:=[.H12]" office:value-type="float" office:value="5" calcext:value-type="float">
            <text:p>5</text:p>
          </table:table-cell>
          <table:table-cell table:formula="of:=[.I12]" office:value-type="float" office:value="2" calcext:value-type="float">
            <text:p>2</text:p>
          </table:table-cell>
          <table:table-cell table:formula="of:=[.J12]" office:value-type="float" office:value="2" calcext:value-type="float">
            <text:p>2</text:p>
          </table:table-cell>
          <table:table-cell table:formula="of:=[.K12]" office:value-type="float" office:value="1" calcext:value-type="float">
            <text:p>1</text:p>
          </table:table-cell>
          <table:table-cell table:formula="of:=[.L12]" office:value-type="float" office:value="0" calcext:value-type="float">
            <text:p>0</text:p>
          </table:table-cell>
          <table:table-cell table:formula="of:=[.M1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45" calcext:value-type="float">
            <text:p>1045</text:p>
          </table:table-cell>
          <table:table-cell table:formula="of:=[.C21]/[.$A$19]*[.$B$19]" office:value-type="float" office:value="10.45" calcext:value-type="float">
            <text:p>10.45</text:p>
          </table:table-cell>
          <table:table-cell table:number-columns-repeated="3"/>
          <table:table-cell table:formula="of:=[.H13]" office:value-type="float" office:value="5" calcext:value-type="float">
            <text:p>5</text:p>
          </table:table-cell>
          <table:table-cell table:formula="of:=[.I13]" office:value-type="float" office:value="2" calcext:value-type="float">
            <text:p>2</text:p>
          </table:table-cell>
          <table:table-cell table:formula="of:=[.J13]" office:value-type="float" office:value="1" calcext:value-type="float">
            <text:p>1</text:p>
          </table:table-cell>
          <table:table-cell table:formula="of:=[.K13]" office:value-type="float" office:value="1" calcext:value-type="float">
            <text:p>1</text:p>
          </table:table-cell>
          <table:table-cell table:formula="of:=[.L13]" office:value-type="float" office:value="1" calcext:value-type="float">
            <text:p>1</text:p>
          </table:table-cell>
          <table:table-cell table:formula="of:=[.M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[.C22]/[.$A$19]*[.$B$19]" office:value-type="float" office:value="5" calcext:value-type="float">
            <text:p>5</text:p>
          </table:table-cell>
          <table:table-cell table:number-columns-repeated="3"/>
          <table:table-cell table:formula="of:=[.H14]" office:value-type="float" office:value="4" calcext:value-type="float">
            <text:p>4</text:p>
          </table:table-cell>
          <table:table-cell table:formula="of:=[.I14]" office:value-type="float" office:value="2" calcext:value-type="float">
            <text:p>2</text:p>
          </table:table-cell>
          <table:table-cell table:formula="of:=[.J14]" office:value-type="float" office:value="2" calcext:value-type="float">
            <text:p>2</text:p>
          </table:table-cell>
          <table:table-cell table:formula="of:=[.K14]" office:value-type="float" office:value="1" calcext:value-type="float">
            <text:p>1</text:p>
          </table:table-cell>
          <table:table-cell table:formula="of:=[.L14]" office:value-type="float" office:value="1" calcext:value-type="float">
            <text:p>1</text:p>
          </table:table-cell>
          <table:table-cell table:formula="of:=[.M14]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SUM([.C20:.C22])" office:value-type="float" office:value="10500" calcext:value-type="float">
            <text:p>1050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4]/105" office:value-type="float" office:value="100" calcext:value-type="float">
            <text:p>100</text:p>
          </table:table-cell>
          <table:table-cell table:number-columns-repeated="10"/>
        </table:table-row>
      </table:table>
      <table:table table:name="Sheet1_2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float" office:value="49189" calcext:value-type="float">
            <text:p>49189</text:p>
          </table:table-cell>
          <table:table-cell table:formula="of:=[.C3]/[.$C$9]" office:value-type="float" office:value="0.383306838725765" calcext:value-type="float">
            <text:p>0.3833068387</text:p>
          </table:table-cell>
          <table:table-cell/>
          <table:table-cell table:formula="of:=ROUND([.D3]*100;2)" office:value-type="float" office:value="38.33" calcext:value-type="float">
            <text:p>38.33</text:p>
          </table:table-cell>
          <table:table-cell table:number-columns-repeated="2"/>
          <table:table-cell office:value-type="float" office:value="26185" calcext:value-type="float">
            <text:p>26185</text:p>
          </table:table-cell>
          <table:table-cell table:formula="of:=ROUNDDOWN(100*[.I3]/[.$I$11];2)" office:value-type="float" office:value="24.28" calcext:value-type="float">
            <text:p>24.28</text:p>
          </table:table-cell>
          <table:table-cell table:formula="of:=SUBSTITUTE([.J3];&quot;.&quot;;&quot;,&quot;)&amp;&quot;%&quot;" office:value-type="string" office:string-value="24,28%" calcext:value-type="string">
            <text:p>24,28%</text:p>
          </table:table-cell>
        </table:table-row>
        <table:table-row table:style-name="ro1">
          <table:table-cell table:number-columns-repeated="2"/>
          <table:table-cell office:value-type="float" office:value="44887" calcext:value-type="float">
            <text:p>44887</text:p>
          </table:table-cell>
          <table:table-cell table:formula="of:=[.C4]/[.$C$9]" office:value-type="float" office:value="0.349783367620472" calcext:value-type="float">
            <text:p>0.3497833676</text:p>
          </table:table-cell>
          <table:table-cell/>
          <table:table-cell table:formula="of:=ROUND([.D4]*100;2)" office:value-type="float" office:value="34.98" calcext:value-type="float">
            <text:p>34.98</text:p>
          </table:table-cell>
          <table:table-cell table:number-columns-repeated="2"/>
          <table:table-cell office:value-type="float" office:value="12374" calcext:value-type="float">
            <text:p>12374</text:p>
          </table:table-cell>
          <table:table-cell table:formula="of:=ROUNDDOWN(100*[.I4]/[.$I$11];2)" office:value-type="float" office:value="11.47" calcext:value-type="float">
            <text:p>11.47</text:p>
          </table:table-cell>
          <table:table-cell table:formula="of:=SUBSTITUTE([.J4];&quot;.&quot;;&quot;,&quot;)&amp;&quot;%&quot;" office:value-type="string" office:string-value="11,47%" calcext:value-type="string">
            <text:p>11,47%</text:p>
          </table:table-cell>
        </table:table-row>
        <table:table-row table:style-name="ro1">
          <table:table-cell table:number-columns-repeated="2"/>
          <table:table-cell office:value-type="float" office:value="9206" calcext:value-type="float">
            <text:p>9206</text:p>
          </table:table-cell>
          <table:table-cell table:formula="of:=[.C5]/[.$C$9]" office:value-type="float" office:value="0.0717380462564678" calcext:value-type="float">
            <text:p>0.0717380463</text:p>
          </table:table-cell>
          <table:table-cell/>
          <table:table-cell table:formula="of:=ROUND([.D5]*100;2)" office:value-type="float" office:value="7.17" calcext:value-type="float">
            <text:p>7.17</text:p>
          </table:table-cell>
          <table:table-cell table:number-columns-repeated="2"/>
          <table:table-cell office:value-type="float" office:value="8255" calcext:value-type="float">
            <text:p>8255</text:p>
          </table:table-cell>
          <table:table-cell table:formula="of:=ROUNDDOWN(100*[.I5]/[.$I$11];2)" office:value-type="float" office:value="7.65" calcext:value-type="float">
            <text:p>7.65</text:p>
          </table:table-cell>
          <table:table-cell table:formula="of:=SUBSTITUTE([.J5];&quot;.&quot;;&quot;,&quot;)&amp;&quot;%&quot;" office:value-type="string" office:string-value="7,65%" calcext:value-type="string">
            <text:p>7,65%</text:p>
          </table:table-cell>
        </table:table-row>
        <table:table-row table:style-name="ro1">
          <table:table-cell table:number-columns-repeated="2"/>
          <table:table-cell office:value-type="float" office:value="20323" calcext:value-type="float">
            <text:p>20323</text:p>
          </table:table-cell>
          <table:table-cell table:formula="of:=[.C6]/[.$C$9]" office:value-type="float" office:value="0.158367620472539" calcext:value-type="float">
            <text:p>0.1583676205</text:p>
          </table:table-cell>
          <table:table-cell/>
          <table:table-cell table:formula="of:=ROUND([.D6]*100;2)" office:value-type="float" office:value="15.84" calcext:value-type="float">
            <text:p>15.84</text:p>
          </table:table-cell>
          <table:table-cell table:number-columns-repeated="2"/>
          <table:table-cell office:value-type="float" office:value="4126" calcext:value-type="float">
            <text:p>4126</text:p>
          </table:table-cell>
          <table:table-cell table:formula="of:=ROUNDDOWN(100*[.I6]/[.$I$11];2)" office:value-type="float" office:value="3.82" calcext:value-type="float">
            <text:p>3.82</text:p>
          </table:table-cell>
          <table:table-cell table:formula="of:=SUBSTITUTE([.J6];&quot;.&quot;;&quot;,&quot;)&amp;&quot;%&quot;" office:value-type="string" office:string-value="3,82%" calcext:value-type="string">
            <text:p>3,82%</text:p>
          </table:table-cell>
        </table:table-row>
        <table:table-row table:style-name="ro1">
          <table:table-cell table:number-columns-repeated="2"/>
          <table:table-cell office:value-type="float" office:value="4723" calcext:value-type="float">
            <text:p>4723</text:p>
          </table:table-cell>
          <table:table-cell table:formula="of:=[.C7]/[.$C$9]" office:value-type="float" office:value="0.0368041269247553" calcext:value-type="float">
            <text:p>0.0368041269</text:p>
          </table:table-cell>
          <table:table-cell/>
          <table:table-cell table:formula="of:=ROUND([.D7]*100;2)" office:value-type="float" office:value="3.68" calcext:value-type="float">
            <text:p>3.68</text:p>
          </table:table-cell>
          <table:table-cell table:number-columns-repeated="2"/>
          <table:table-cell office:value-type="float" office:value="10225" calcext:value-type="float">
            <text:p>10225</text:p>
          </table:table-cell>
          <table:table-cell table:formula="of:=ROUNDDOWN(100*[.I7]/[.$I$11];2)" office:value-type="float" office:value="9.48" calcext:value-type="float">
            <text:p>9.48</text:p>
          </table:table-cell>
          <table:table-cell table:formula="of:=SUBSTITUTE([.J7];&quot;.&quot;;&quot;,&quot;)&amp;&quot;%&quot;" office:value-type="string" office:string-value="9,48%" calcext:value-type="string">
            <text:p>9,48%</text:p>
          </table:table-cell>
        </table:table-row>
        <table:table-row table:style-name="ro1">
          <table:table-cell table:number-columns-repeated="8"/>
          <table:table-cell office:value-type="float" office:value="26157" calcext:value-type="float">
            <text:p>26157</text:p>
          </table:table-cell>
          <table:table-cell table:formula="of:=ROUNDDOWN(100*[.I8]/[.$I$11];2)" office:value-type="float" office:value="24.25" calcext:value-type="float">
            <text:p>24.25</text:p>
          </table:table-cell>
          <table:table-cell table:formula="of:=SUBSTITUTE([.J8];&quot;.&quot;;&quot;,&quot;)&amp;&quot;%&quot;" office:value-type="string" office:string-value="24,25%" calcext:value-type="string">
            <text:p>24,25%</text:p>
          </table:table-cell>
        </table:table-row>
        <table:table-row table:style-name="ro1">
          <table:table-cell table:number-columns-repeated="2"/>
          <table:table-cell table:formula="of:=SUM([.C3:.C7])" office:value-type="float" office:value="128328" calcext:value-type="float">
            <text:p>128328</text:p>
          </table:table-cell>
          <table:table-cell table:number-columns-repeated="5"/>
          <table:table-cell office:value-type="float" office:value="20520" calcext:value-type="float">
            <text:p>20520</text:p>
          </table:table-cell>
          <table:table-cell table:formula="of:=ROUNDDOWN(100*[.I9]/[.$I$11];2)" office:value-type="float" office:value="19.02" calcext:value-type="float">
            <text:p>19.02</text:p>
          </table:table-cell>
          <table:table-cell table:formula="of:=SUBSTITUTE([.J9];&quot;.&quot;;&quot;,&quot;)&amp;&quot;%&quot;" office:value-type="string" office:string-value="19,02%" calcext:value-type="string">
            <text:p>19,02%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formula="of:=SUM([.I3:.I9])" office:value-type="float" office:value="107842" calcext:value-type="float">
            <text:p>10784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22:06:14.4101002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6:47:58.621002267</meta:creation-date>
    <dc:date>2017-03-06T23:34:50.769621267</dc:date>
    <meta:editing-duration>PT8H28M11S</meta:editing-duration>
    <meta:editing-cycles>8</meta:editing-cycles>
    <meta:generator>LibreOffice/5.1.6.2$Linux_X86_64 LibreOffice_project/10m0$Build-2</meta:generator>
    <meta:document-statistic meta:table-count="5" meta:cell-count="463" meta:object-count="0"/>
  </office:meta>
</office:document-meta>
</file>